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 fo:margin-left="35.40pt" fo:text-indent="0.00pt"/>
    </style:style>
    <style:style style:name="P3" style:family="paragraph">
      <style:paragraph-properties fo:line-height="100.00%" fo:text-align="left" fo:margin-left="35.40pt" fo:text-indent="0.00pt"/>
    </style:style>
    <style:style style:name="P4" style:family="paragraph">
      <style:paragraph-properties fo:line-height="100.00%" fo:text-align="left" fo:margin-left="70.80pt" fo:text-indent="0.00pt"/>
    </style:style>
    <style:style style:name="P5" style:family="paragraph">
      <style:paragraph-properties fo:line-height="100.00%" fo:text-align="left" fo:margin-left="70.80pt" fo:text-indent="0.00pt"/>
    </style:style>
    <style:style style:name="P6" style:family="paragraph">
      <style:paragraph-properties fo:line-height="100.00%" fo:text-align="left" fo:margin-left="70.80pt" fo:text-indent="0.00pt"/>
    </style:style>
    <style:style style:name="P7" style:family="paragraph">
      <style:paragraph-properties fo:line-height="100.00%" fo:text-align="left" fo:margin-left="35.40pt" fo:text-indent="0.00pt"/>
    </style:style>
    <style:style style:name="P8" style:family="paragraph">
      <style:paragraph-properties fo:line-height="100.00%" fo:text-align="left" fo:margin-left="70.80pt" fo:text-indent="0.00pt"/>
    </style:style>
    <style:style style:name="P9" style:family="paragraph">
      <style:paragraph-properties fo:line-height="100.00%" fo:text-align="left" fo:margin-left="70.80pt" fo:text-indent="0.00pt"/>
    </style:style>
    <style:style style:name="P10" style:family="paragraph">
      <style:paragraph-properties fo:line-height="100.00%" fo:text-align="left" fo:margin-left="70.80pt" fo:text-indent="0.00pt"/>
    </style:style>
    <style:style style:name="P11" style:family="paragraph">
      <style:paragraph-properties fo:line-height="100.00%" fo:text-align="left" fo:margin-left="35.40pt" fo:text-indent="0.00pt"/>
    </style:style>
    <style:style style:name="P12" style:family="paragraph">
      <style:paragraph-properties fo:line-height="100.00%" fo:text-align="left" fo:margin-left="70.80pt" fo:text-indent="0.00pt"/>
    </style:style>
    <style:style style:name="P13" style:family="paragraph">
      <style:paragraph-properties fo:line-height="100.00%" fo:text-align="left" fo:margin-left="70.80pt" fo:text-indent="0.00pt"/>
    </style:style>
    <style:style style:name="P14" style:family="paragraph">
      <style:paragraph-properties fo:line-height="100.00%" fo:text-align="left" fo:margin-left="35.40pt" fo:text-indent="0.00pt"/>
    </style:style>
    <style:style style:name="P15" style:family="paragraph">
      <style:paragraph-properties fo:line-height="100.00%" fo:text-align="left" fo:margin-left="70.80pt" fo:text-indent="0.00pt"/>
    </style:style>
    <style:style style:name="P16" style:family="paragraph">
      <style:paragraph-properties fo:line-height="100.00%" fo:text-align="left" fo:margin-left="70.80pt" fo:text-indent="0.00pt"/>
    </style:style>
    <style:style style:name="P17" style:family="paragraph">
      <style:paragraph-properties fo:line-height="100.00%" fo:text-align="left" fo:margin-left="35.40pt" fo:text-indent="0.00pt"/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00.00%" fo:text-align="left" fo:margin-left="35.40pt" fo:text-indent="0.00pt"/>
    </style:style>
    <style:style style:name="P20" style:family="paragraph">
      <style:paragraph-properties fo:line-height="100.00%" fo:text-align="left" fo:margin-left="35.40pt" fo:text-indent="0.00pt"/>
    </style:style>
    <style:style style:name="P21" style:family="paragraph">
      <style:paragraph-properties fo:line-height="100.00%" fo:text-align="left"/>
    </style:style>
    <style:style style:name="P22" style:family="paragraph">
      <style:paragraph-properties fo:line-height="100.00%" fo:text-align="left" fo:margin-left="35.40pt" fo:text-indent="0.00pt"/>
    </style:style>
    <style:style style:name="P23" style:family="paragraph">
      <style:paragraph-properties fo:line-height="100.00%" fo:text-align="left" fo:margin-left="70.80pt" fo:text-indent="0.00pt"/>
    </style:style>
    <style:style style:name="P24" style:family="paragraph">
      <style:paragraph-properties fo:line-height="100.00%" fo:text-align="left" fo:margin-left="70.80pt" fo:text-indent="0.00pt"/>
    </style:style>
    <style:style style:name="P25" style:family="paragraph">
      <style:paragraph-properties fo:line-height="100.00%" fo:text-align="left"/>
    </style:style>
    <style:style style:name="P26" style:family="paragraph">
      <style:paragraph-properties fo:line-height="100.00%" fo:text-align="left" fo:margin-left="35.40pt" fo:text-indent="0.00pt"/>
    </style:style>
    <style:style style:name="P27" style:family="paragraph">
      <style:paragraph-properties fo:line-height="100.00%" fo:text-align="left" fo:margin-left="70.80pt" fo:text-indent="0.00pt"/>
    </style:style>
    <style:style style:name="P28" style:family="paragraph">
      <style:paragraph-properties fo:line-height="100.00%" fo:text-align="left" fo:margin-left="35.40pt" fo:text-indent="0.00pt"/>
    </style:style>
    <style:style style:name="P29" style:family="paragraph">
      <style:paragraph-properties fo:line-height="100.00%" fo:text-align="left" fo:margin-left="70.80pt" fo:text-indent="0.00pt"/>
    </style:style>
    <style:style style:name="P30" style:family="paragraph">
      <style:paragraph-properties fo:line-height="100.00%" fo:text-align="left" fo:margin-left="70.80pt" fo:text-indent="0.00pt"/>
    </style:style>
    <style:style style:name="P31" style:family="paragraph">
      <style:paragraph-properties fo:line-height="100.00%" fo:text-align="left"/>
    </style:style>
    <style:style style:name="P32" style:family="paragraph">
      <style:paragraph-properties fo:line-height="100.00%" fo:text-align="left" fo:margin-left="35.40pt" fo:text-indent="0.00pt"/>
    </style:style>
    <style:style style:name="P33" style:family="paragraph">
      <style:paragraph-properties fo:line-height="100.00%" fo:text-align="left"/>
    </style:style>
    <style:style style:name="P34" style:family="paragraph">
      <style:paragraph-properties fo:line-height="100.00%" fo:text-align="left" fo:margin-left="35.40pt" fo:text-indent="0.00pt"/>
    </style:style>
    <style:style style:name="P35" style:family="paragraph">
      <style:paragraph-properties fo:line-height="100.00%" fo:text-align="left" fo:margin-left="70.80pt" fo:text-indent="0.00pt"/>
    </style:style>
    <style:style style:name="P36" style:family="paragraph">
      <style:paragraph-properties fo:line-height="100.00%" fo:text-align="left"/>
    </style:style>
  </office:automatic-styles>
  <office:body>
    <office:text>
      <text:p text:style-name="P1"><text:span text:style-name="T1">Jhonny: Agorafobico</text:span></text:p>
      <text:p text:style-name="P2"><text:span text:style-name="T1">Jhonny è un bambino tranquillo, calmo, a cui piace restare in casa, al sicuro della sua cameretta, con i suoi giochi, i suoi genitori, in un ambiente sicuro.<text:line-break/>Fuori è troppo ampio, troppo grande, troppo tutto…si sente perso.</text:span></text:p>
      <text:p text:style-name="P3"><text:span text:style-name="T1">Ha paura.</text:span></text:p>
      <text:p text:style-name="P3"><text:span text:style-name="T2"/></text:p>
      <text:p text:style-name="P3"><text:span text:style-name="T3">Cucina</text:span></text:p>
      <text:p text:style-name="P4"><text:span text:style-name="T3">La cucina è dove mamma e papà cucinano e mangiano con me.</text:span></text:p>
      <text:p text:style-name="P5"><text:span text:style-name="T3">Dal forno escono biscotti caldi, la mamma mi stringe e mi dà tante coccole mentre siamo seduti a tavola.<text:line-break/>Mi fa sentire amato.</text:span></text:p>
      <text:p text:style-name="P6"><text:span text:style-name="T4"/></text:p>
      <text:p text:style-name="P7"><text:span text:style-name="T5">Cameretta</text:span></text:p>
      <text:p text:style-name="P8"><text:span text:style-name="T5">La mia camera è il mio posto preferito della casa!</text:span></text:p>
      <text:p text:style-name="P9"><text:span text:style-name="T5">Ci sono i miei giocattoli e le mie coperte calde, che mi avvolgono stretto.<text:line-break/>Una volta chiusa la porta, mi sento al sicuro.</text:span></text:p>
      <text:p text:style-name="P11"><text:span text:style-name="T6"/></text:p>
      <text:p text:style-name="P11"><text:span text:style-name="T7">Sala</text:span></text:p>
      <text:p text:style-name="P12"><text:span text:style-name="T7">Questo posto è…ok.<text:line-break/>Guardo la Tv con papà, seduto stretto a lui sul divano ogni domenica, ci divertiamo tantissimo parlare con lui, solo le grandi vetrate non mi piacciono…mi possono guardare da fuori.</text:span></text:p>
      <text:p text:style-name="P13"><text:span text:style-name="T7">Mi fa sentire esposto….ma c’è papà. </text:span></text:p>
      <text:p text:style-name="P14"><text:span text:style-name="T7">Bagno </text:span></text:p>
      <text:p text:style-name="P15"><text:span text:style-name="T7">Le bolle, l’acqua calda, il profumo del sapone, i bagni con mamma o papà!<text:line-break/>Cosa non si può amare di questa stanza, così stretta e intima…la adoro.</text:span></text:p>
      <text:p text:style-name="P17"><text:span text:style-name="T8"/></text:p>
      <text:p text:style-name="P17"><text:span text:style-name="T8"/></text:p>
      <text:p text:style-name="P18"><text:span text:style-name="T9">Kenny: Claustrofobico</text:span></text:p>
      <text:p text:style-name="P19"><text:span text:style-name="T9">Kenny è vivace, estremamente espressivo ed estroverso, a cui piace correre libero, il cielo, il vento, il sole e gli insetti, senza limiti.<text:line-break/>Dentro si sente soffocare, stretto, imprigionato e senza via d’uscita.<text:line-break/>Ha paura.</text:span></text:p>
      <text:p text:style-name="P21"><text:span text:style-name="T10"/></text:p>
      <text:p text:style-name="P21"><text:span text:style-name="T10"/></text:p>
      <text:p text:style-name="P22"><text:span text:style-name="T11">Cucina: </text:span></text:p>
      <text:p text:style-name="P23"><text:span text:style-name="T11">Questo posto è brutto…il forno brucia, il frigo è freddo, mamma mi tiene fermo tra le braccia, la sedia è scomoda…l’unica cosa bella è la finestra da cui posso vedere il cielo.<text:line-break/>Mi fa sentire in pericolo.</text:span></text:p>
      <text:p text:style-name="P25"><text:span text:style-name="T12"/></text:p>
      <text:p text:style-name="P26"><text:span text:style-name="T13">Cameretta Kenny: </text:span></text:p>
      <text:p text:style-name="P27"><text:span text:style-name="T13">Io odio questo posto! I giocattoli mi fissano, le coperte mi soffocano e la porta chiusa è la peggiore delle prigioni…mi sento morire.</text:span></text:p>
      <text:p text:style-name="P28"><text:span text:style-name="T14"/></text:p>
      <text:p text:style-name="P28"><text:span text:style-name="T15">Sala Kenny: </text:span></text:p>
      <text:p text:style-name="P29"><text:span text:style-name="T15">Questo posto è…una tortura.<text:line-break/>La Tv mi annoia, papà è sudato e il divano è stretto, non mi fa respirare…è sempre così appiccicoso.<text:line-break/>E poi ci sono le vetrate…una finestra sul mondo dove desidero stare…dove riesco a respirare. </text:span></text:p>
      <text:p text:style-name="P31"><text:span text:style-name="T16"/></text:p>
      <text:p text:style-name="P32"><text:span text:style-name="T16"/></text:p>
      <text:p text:style-name="P33"><text:span text:style-name="T16"/></text:p>
      <text:p text:style-name="P34"><text:span text:style-name="T17">Bagno Kenny: </text:span></text:p>
      <text:p text:style-name="P35"><text:span text:style-name="T17">Io odio il bagno! La vasca è piccola, la stanza è piccola, l’acqua troppo calda, il vapore non mi fa respirare e c’è una finestra piccolissima…non mi piace stare qui.</text:span></text:p>
      <text:p text:style-name="P36"><text:span text:style-name="T18"/></text:p>
      <text:p text:style-name="P36"><text:span text:style-name="T18"/></text:p>
      <text:p text:style-name="P36"><text:span text:style-name="T1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